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8.41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normal" officeooo:paragraph-rsid="0010d1d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0fb40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b402" officeooo:paragraph-rsid="000fb40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fb402" officeooo:paragraph-rsid="000fb4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d1de" officeooo:paragraph-rsid="0010d1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4b96" officeooo:paragraph-rsid="00104b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4d0b" officeooo:paragraph-rsid="00124d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169ffc" officeooo:paragraph-rsid="00169ff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69ffc" officeooo:paragraph-rsid="0024a7ff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8a334" officeooo:paragraph-rsid="0018a334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normal" officeooo:rsid="0018a334" officeooo:paragraph-rsid="0018a334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a2081" officeooo:paragraph-rsid="001a208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fo:font-weight="normal" officeooo:rsid="001a2081" officeooo:paragraph-rsid="001a2081" style:font-size-asian="10.5pt" style:font-style-asian="normal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officeooo:paragraph-rsid="0018a334" style:font-size-asian="11.3500003814697pt" style:font-style-asian="normal" style:font-size-complex="13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style="normal" officeooo:paragraph-rsid="0018a334" style:font-size-asian="11.3500003814697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officeooo:rsid="001a2081" officeooo:paragraph-rsid="001a2081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0fb402" officeooo:paragraph-rsid="000fb40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124d0b" officeooo:paragraph-rsid="00124d0b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fb402" officeooo:paragraph-rsid="000fb402" style:font-size-asian="16pt" style:font-weight-asian="bold" style:font-size-complex="16pt" style:font-weight-complex="bold"/>
    </style:style>
    <style:style style:name="P20" style:family="paragraph" style:parent-style-name="Standard">
      <style:text-properties fo:font-variant="normal" fo:text-transform="none" fo:color="#000000" style:font-name="Times New Roman1" fo:font-size="13pt" fo:letter-spacing="normal" fo:font-style="normal" fo:font-weight="normal" officeooo:rsid="00124d0b" officeooo:paragraph-rsid="002e91af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1" fo:letter-spacing="normal" fo:font-style="normal" fo:font-weight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2pt" fo:letter-spacing="normal" fo:font-style="normal" fo:font-weight="normal" officeooo:rsid="0020bab4" officeooo:paragraph-rsid="001a2081" style:font-size-asian="10.5pt" style:font-style-asian="normal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3pt" fo:font-style="italic" officeooo:paragraph-rsid="0018a334" style:font-size-asian="11.3500003814697pt" style:font-style-asian="italic" style:font-size-complex="13pt" style:font-style-complex="italic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fb402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04b96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56e46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167cfe"/>
    </style:style>
    <style:style style:name="P29" style:family="paragraph" style:parent-style-name="Standard" style:list-style-name="L2">
      <style:text-properties officeooo:paragraph-rsid="00156e46"/>
    </style:style>
    <style:style style:name="P30" style:family="paragraph" style:parent-style-name="Standard" style:list-style-name="L2">
      <style:text-properties officeooo:paragraph-rsid="00167cfe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3pt" fo:font-style="italic" officeooo:paragraph-rsid="00169ffc" style:font-size-asian="11.3500003814697pt" style:font-style-asian="italic" style:font-size-complex="13pt" style:font-style-complex="italic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3pt" fo:font-style="normal" officeooo:paragraph-rsid="0018a334" style:font-size-asian="11.3500003814697pt" style:font-style-asian="normal" style:font-size-complex="13pt" style:font-style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3pt" fo:font-style="normal" officeooo:paragraph-rsid="00196415" style:font-size-asian="11.3500003814697pt" style:font-style-asian="normal" style:font-size-complex="13pt" style:font-style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2081" officeooo:paragraph-rsid="001a2081" style:font-size-asian="10.5pt" style:font-style-asian="normal" style:font-weight-asian="normal" style:font-size-complex="12pt" style:font-style-complex="italic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a2081" officeooo:paragraph-rsid="001a2081" style:font-size-asian="10.5pt" style:font-style-asian="normal" style:font-weight-asian="normal" style:font-size-complex="12pt" style:font-style-complex="italic" style:font-weight-complex="normal"/>
    </style:style>
    <style:style style:name="P36" style:family="paragraph" style:parent-style-name="Text_20_body" style:list-style-name="L7">
      <style:paragraph-properties fo:orphans="2" fo:widows="2"/>
      <style:text-properties fo:font-variant="normal" fo:text-transform="none" fo:color="#000000" style:font-name="Times New Roman1" fo:letter-spacing="normal" fo:font-style="normal" fo:font-weight="normal" officeooo:paragraph-rsid="002e91af"/>
    </style:style>
    <style:style style:name="P37" style:family="paragraph" style:parent-style-name="Text_20_body" style:list-style-name="L6">
      <style:paragraph-properties fo:margin-top="0cm" fo:margin-bottom="0cm" fo:orphans="2" fo:widows="2"/>
      <style:text-properties fo:font-variant="normal" fo:text-transform="none" fo:color="#000000" style:font-name="Times New Roman1" fo:letter-spacing="normal" fo:font-style="normal" fo:font-weight="normal" officeooo:paragraph-rsid="002e91af"/>
    </style:style>
    <style:style style:name="P38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fo:color="#000000" style:font-name="Times New Roman1" fo:letter-spacing="normal" fo:font-style="normal" fo:font-weight="normal" officeooo:paragraph-rsid="002e91af"/>
    </style:style>
    <style:style style:name="P39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style:use-window-font-color="true" style:font-name="Times New Roman1" fo:font-size="13pt" fo:letter-spacing="normal" fo:font-style="normal" fo:font-weight="normal" officeooo:paragraph-rsid="002c571b" style:font-size-asian="13pt" style:font-size-complex="13pt"/>
    </style:style>
    <style:style style:name="T1" style:family="text">
      <style:text-properties officeooo:rsid="000fb402"/>
    </style:style>
    <style:style style:name="T2" style:family="text">
      <style:text-properties fo:font-size="12pt" fo:font-weight="normal" officeooo:rsid="000fb40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04b9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4d0b" style:font-size-asian="10.5pt" style:font-weight-asian="normal" style:font-size-complex="12pt" style:font-weight-complex="normal"/>
    </style:style>
    <style:style style:name="T5" style:family="text">
      <style:text-properties fo:font-size="12pt" fo:font-weight="bold" officeooo:rsid="000fb40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04b96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24d0b" style:font-size-asian="10.5pt" style:font-weight-asian="bold" style:font-size-complex="12pt" style:font-weight-complex="bold"/>
    </style:style>
    <style:style style:name="T8" style:family="text">
      <style:text-properties fo:font-size="12pt" officeooo:rsid="0018a334" style:font-size-asian="10.5pt" style:font-size-complex="12pt"/>
    </style:style>
    <style:style style:name="T9" style:family="text">
      <style:text-properties fo:font-size="12pt" officeooo:rsid="00196415" style:font-size-asian="10.5pt" style:font-size-complex="12pt"/>
    </style:style>
    <style:style style:name="T10" style:family="text">
      <style:text-properties fo:font-size="12pt" officeooo:rsid="00206a9a" style:font-size-asian="10.5pt" style:font-size-complex="12pt"/>
    </style:style>
    <style:style style:name="T11" style:family="text">
      <style:text-properties fo:font-size="12pt" fo:font-style="normal" officeooo:rsid="001560ae" style:font-size-asian="10.5pt" style:font-style-asian="normal" style:font-size-complex="12pt" style:font-style-complex="normal"/>
    </style:style>
    <style:style style:name="T12" style:family="text">
      <style:text-properties fo:font-size="12pt" fo:font-style="normal" officeooo:rsid="00156e46" style:font-size-asian="10.5pt" style:font-style-asian="normal" style:font-size-complex="12pt" style:font-style-complex="normal"/>
    </style:style>
    <style:style style:name="T13" style:family="text">
      <style:text-properties fo:font-size="12pt" fo:font-style="normal" officeooo:rsid="00169ffc" style:font-size-asian="10.5pt" style:font-style-asian="normal" style:font-size-complex="12pt" style:font-style-complex="normal"/>
    </style:style>
    <style:style style:name="T14" style:family="text">
      <style:text-properties fo:font-size="12pt" fo:font-style="normal" officeooo:rsid="0018a334" style:font-size-asian="10.5pt" style:font-style-asian="normal" style:font-size-complex="12pt" style:font-style-complex="normal"/>
    </style:style>
    <style:style style:name="T15" style:family="text">
      <style:text-properties fo:font-size="12pt" fo:font-style="normal" officeooo:rsid="0033c4bf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156e46" style:font-size-asian="12pt" style:font-style-asian="normal" style:font-size-complex="12pt" style:font-style-complex="normal"/>
    </style:style>
    <style:style style:name="T17" style:family="text">
      <style:text-properties officeooo:rsid="00104b96"/>
    </style:style>
    <style:style style:name="T18" style:family="text">
      <style:text-properties officeooo:rsid="0010d1de"/>
    </style:style>
    <style:style style:name="T19" style:family="text">
      <style:text-properties officeooo:rsid="00124d0b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size="13pt" fo:font-style="italic" officeooo:rsid="00124d0b" style:font-size-asian="13pt" style:font-style-asian="italic" style:font-size-complex="13pt" style:font-style-complex="italic"/>
    </style:style>
    <style:style style:name="T2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fo:font-size="13pt" fo:font-style="italic" officeooo:rsid="001560ae" style:font-size-asian="11.3500003814697pt" style:font-style-asian="italic" style:font-size-complex="13pt" style:font-style-complex="italic"/>
    </style:style>
    <style:style style:name="T24" style:family="text">
      <style:text-properties fo:font-size="13pt" fo:font-style="normal" officeooo:rsid="00156e46" style:font-size-asian="11.3500003814697pt" style:font-style-asian="normal" style:font-size-complex="13pt" style:font-style-complex="normal"/>
    </style:style>
    <style:style style:name="T25" style:family="text">
      <style:text-properties officeooo:rsid="00156e46"/>
    </style:style>
    <style:style style:name="T26" style:family="text">
      <style:text-properties officeooo:rsid="00167cfe"/>
    </style:style>
    <style:style style:name="T27" style:family="text">
      <style:text-properties officeooo:rsid="00169ffc"/>
    </style:style>
    <style:style style:name="T28" style:family="text">
      <style:text-properties officeooo:rsid="0018a334"/>
    </style:style>
    <style:style style:name="T29" style:family="text">
      <style:text-properties officeooo:rsid="001d91f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24a7ff"/>
    </style:style>
    <style:style style:name="T32" style:family="text">
      <style:text-properties officeooo:rsid="002509b9"/>
    </style:style>
    <style:style style:name="T33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0104b96" style:font-size-asian="10.5pt" style:font-size-complex="12pt"/>
    </style:style>
    <style:style style:name="T34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0104b96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026f8c7" style:font-size-asian="10.5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style:font-name="Times New Roman1" fo:font-size="12pt" fo:letter-spacing="normal" fo:font-style="normal" fo:font-weight="bold" officeooo:rsid="00104b96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style:use-window-font-color="true" style:font-name="Times New Roman1" fo:letter-spacing="normal"/>
    </style:style>
    <style:style style:name="T38" style:family="text">
      <style:text-properties fo:font-variant="normal" fo:text-transform="none" style:use-window-font-color="true" style:font-name="Times New Roman1" fo:letter-spacing="normal" officeooo:rsid="00273301"/>
    </style:style>
    <style:style style:name="T39" style:family="text">
      <style:text-properties fo:font-variant="normal" fo:text-transform="none" style:use-window-font-color="true" style:font-name="Times New Roman1" fo:letter-spacing="normal"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font-name="Times New Roman1" fo:letter-spacing="normal" officeooo:rsid="00305cc9"/>
    </style:style>
    <style:style style:name="T41" style:family="text">
      <style:text-properties officeooo:rsid="00283de5"/>
    </style:style>
    <style:style style:name="T42" style:family="text">
      <style:text-properties officeooo:rsid="0032452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stallation des outils du projet Proteus</text:p>
      <text:p text:style-name="P19"/>
      <text:p text:style-name="P3">Système d'exploitation requis sur la machine : <text:span text:style-name="T30">Ubuntu 10.04 LTS Lucid Lynx</text:span></text:p>
      <text:p text:style-name="P3"/>
      <text:p text:style-name="P5">Pour plus d'informations concernant l'installation d'Ubuntu (documentation du site officiel) :</text:p>
      <text:p text:style-name="P1"><text:a xlink:type="simple" xlink:href="http://doc.ubuntu-fr.org/tutoriel/obtenir_cd_ubuntu"><text:span text:style-name="T18">http://doc.ubuntu-fr.org/tutoriel/obtenir_cd_ubuntu</text:span></text:a></text:p>
      <text:p text:style-name="P3"/>
      <text:p text:style-name="P17">1°) Préparation</text:p>
      <text:p text:style-name="P3"/>
      <text:p text:style-name="P2"><text:span text:style-name="T1"><text:tab/>Tout d'abord, veuillez </text:span><text:span text:style-name="T19">exécuter</text:span><text:span text:style-name="T1"> le script shell nommé « init-proteus.sh » en tapant la commande suivante dans le terminal :</text:span></text:p>
      <text:p text:style-name="P4">source init-proteus.sh</text:p>
      <text:p text:style-name="P3"/>
      <text:p text:style-name="P2"><text:span text:style-name="T17">Dès le début </text:span><text:span text:style-name="T1">de </text:span><text:span text:style-name="T19">l'exécution</text:span><text:span text:style-name="T1"> du script, vous serez amené à indiquer votre mot de passe super-utilisateur afin de :</text:span></text:p>
      <text:list xml:id="list2150062884" text:style-name="L1">
        <text:list-item>
          <text:p text:style-name="P25"><text:span text:style-name="T2">pouvoir </text:span><text:span text:style-name="T5">installer les outils</text:span><text:span text:style-name="T2"> indispensables à l'installation </text:span><text:span text:style-name="T3">si ceux-ci sont absents,</text:span></text:p>
        </text:list-item>
        <text:list-item>
          <text:p text:style-name="P25"><text:span text:style-name="T5">ajouter les </text:span><text:span text:style-name="T7">dépôts</text:span><text:span text:style-name="T2"> contenant les outils inhéren</text:span><text:span text:style-name="T3">ts au projet Proteus comme sources de logiciels de votre système (avec les clés d'authentification associées à ses </text:span><text:span text:style-name="T4">dépôts</text:span><text:span text:style-name="T3">). </text:span><text:span text:style-name="Strong_20_Emphasis"><text:span text:style-name="T36">Votre login et votre mot de passe</text:span></text:span><text:span text:style-name="Strong_20_Emphasis"><text:span text:style-name="T33"> </text:span></text:span><text:span text:style-name="T34">vous seront demandés pour accéder au </text:span><text:span text:style-name="T35">dépôt</text:span><text:span text:style-name="T34">,</text:span></text:p>
        </text:list-item>
        <text:list-item>
          <text:p text:style-name="P26"><text:span text:style-name="T3">conclure par une </text:span><text:span text:style-name="T6">mise à jour </text:span><text:span text:style-name="T3">de la liste des fichiers disponibles dans les sources de logiciel de votre système d'exploitation.</text:span></text:p>
        </text:list-item>
      </text:list>
      <text:p text:style-name="P6"/>
      <text:p text:style-name="P6"/>
      <text:p text:style-name="P18">2°) Installation des outils souhaités</text:p>
      <text:p text:style-name="P18"/>
      <text:p text:style-name="P7"><text:tab/>L'organisation des outils suit le modèle suivant :</text:p>
      <text:list xml:id="list466353722" text:style-name="L2">
        <text:list-item>
          <text:p text:style-name="P27"><text:span text:style-name="T21">proteus-base</text:span><text:span text:style-name="T19"> : <text:s/>l'IDE (Environnement de développement intégré) Eclipse et Tom ainsi que les stacks ROS et les paquets debian minimaux nécessaires au bon fonctionnement</text:span></text:p>
          <text:p text:style-name="P27"><text:span text:style-name="T25">Tous les autres ensembles sont des ajouts à </text:span><text:span text:style-name="T23">proteus-base </text:span><text:span text:style-name="T24">et contiennent les stacks </text:span><text:span text:style-name="T16">ROS et les paquets debian nécessaires au fonctionnement des outils qu'ils installent.</text:span></text:p>
        </text:list-item>
        <text:list-item>
          <text:p text:style-name="P29"><text:span text:style-name="T20">simu-morse </text:span>: <text:span text:style-name="T29">l</text:span><text:span text:style-name="T42">e logiciel</text:span><text:span text:style-name="T11"> de simulation Morse </text:span><text:span text:style-name="T12">(</text:span><text:a xlink:type="simple" xlink:href="http://www.openrobots.org/wiki/morse"><text:span text:style-name="T12">http://www.openrobots.org/wiki/morse</text:span></text:a><text:span text:style-name="T12">)</text:span></text:p>
        </text:list-item>
        <text:list-item>
          <text:p text:style-name="P30"><text:span text:style-name="T20">simu-cycabtk </text:span>: <text:s/><text:span text:style-name="T25">le logiciel de simulation CycabTK </text:span><text:span text:style-name="T26">(</text:span><text:a xlink:type="simple" xlink:href="https://gforge.inria.fr/projects/cycabtk/"><text:span text:style-name="T26">https://gforge.inria.fr/projects/cycabtk/</text:span></text:a><text:span text:style-name="T26">)</text:span></text:p>
        </text:list-item>
        <text:list-item>
          <text:p text:style-name="P30"><text:span text:style-name="T22">simu-vle </text:span>: <text:span text:style-name="T25">l</text:span><text:span text:style-name="T42">e logiciel</text:span><text:span text:style-name="T25"> de simulation Vle </text:span><text:span text:style-name="T26">(</text:span><text:a xlink:type="simple" xlink:href="http://www.vle-project.org/"><text:span text:style-name="T26">http://www.vle-project.org</text:span></text:a><text:span text:style-name="T26">)</text:span></text:p>
        </text:list-item>
        <text:list-item>
          <text:p text:style-name="P30"><text:span text:style-name="T20">mw-orocos </text:span>: <text:span text:style-name="T26">le middleware Orocos (</text:span><text:a xlink:type="simple" xlink:href="http://www.orocos.org/"><text:span text:style-name="T26">http://www.orocos.org</text:span></text:a><text:span text:style-name="T26">)</text:span></text:p>
        </text:list-item>
        <text:list-item>
          <text:p text:style-name="P30"><text:span text:style-name="T20">mw-aroccam </text:span>: <text:span text:style-name="T26">le middleware Aroccam (</text:span><text:a xlink:type="simple" xlink:href="http://effistore.effidence.com/"><text:span text:style-name="T26">http://effistore.effidence.com</text:span></text:a><text:span text:style-name="T26">)</text:span></text:p>
        </text:list-item>
        <text:list-item>
          <text:p text:style-name="P28"><text:span text:style-name="T21">mw-urbiscript </text:span><text:span text:style-name="T19">: </text:span><text:span text:style-name="T26">le middleware Urbiscript (</text:span><text:a xlink:type="simple" xlink:href="http://www.gostai.com/"><text:span text:style-name="T26">http://www.gostai.com</text:span></text:a><text:span text:style-name="T26">)</text:span></text:p>
        </text:list-item>
        <text:list-item>
          <text:p text:style-name="P31"><text:span text:style-name="T27">proteus-full </text:span><text:span text:style-name="T13">: installe tous les </text:span><text:span text:style-name="T15">logiciels</text:span><text:span text:style-name="T13"> cités précédemment, l'installation la plus complète de Proteus</text:span></text:p>
        </text:list-item>
      </text:list>
      <text:p text:style-name="P8"/>
      <text:p text:style-name="P10">La ligne de commande permettant l'installation de chacun de ses ensembles :</text:p>
      <text:p text:style-name="P11">rosinstall &lt;chemin du répertoire&gt; &lt;fichier .rosinstall&gt;</text:p>
      <text:p text:style-name="P10"/>
      <text:p text:style-name="P10">&lt;chemin du répertoire&gt; : il s'agit simplement du dossier dans lequel les stacks ROS seront installées</text:p>
      <text:p text:style-name="P10">&lt;fichier .rosinstall&gt; : c'est un fichier pointant vers les dépots (Github, Svn, Bazaar, Mercurial) contenant les stacks. Dans le cas de Proteus, il s'agit de dépots Github.</text:p>
      <text:p text:style-name="P10"/>
      <text:p text:style-name="P10"/>
      <text:p text:style-name="P24"><text:span text:style-name="T14">Exemple : pour l'installation de </text:span><text:span text:style-name="T28">proteus-base :</text:span></text:p>
      <text:p text:style-name="P15"><text:span text:style-name="T8">rosinstall ~/workspace </text:span><text:a xlink:type="simple" xlink:href="https://github.com/anr-proteus/rosinstall/raw/master/proteus-base.rosinstall"><text:span text:style-name="T8">https://github.com/anr-proteus/rosinstall/raw/master/proteus-base.rosinstall</text:span></text:a></text:p>
      <text:p text:style-name="P11"/>
      <text:p text:style-name="P14"><text:span text:style-name="T8">Voici donc les adresses des fichiers .rosinstall </text:span><text:span text:style-name="T10">à indiquer </text:span><text:span text:style-name="T8">pour chacun des ensembles :</text:span></text:p>
      <text:list xml:id="list541202930" text:style-name="L3">
        <text:list-item>
          <text:p text:style-name="P32"><text:a xlink:type="simple" xlink:href="https://github.com/anr-proteus/rosinstall/raw/master/proteus-base.rosinstall"><text:span text:style-name="T8">https://github.com/anr-proteus/rosinstall/raw/master/proteus-base.rosinstall</text:span></text:a></text:p>
        </text:list-item>
        <text:list-item>
          <text:p text:style-name="P33"><text:a xlink:type="simple" xlink:href="https://github.com/anr-proteus/rosinstall/raw/master/simu-morse.rosinstall"><text:span text:style-name="T9">https://github.com/anr-proteus/rosinstall/raw/master/simu-morse.rosinstall</text:span></text:a></text:p>
        </text:list-item>
        <text:list-item>
          <text:p text:style-name="P33"><text:a xlink:type="simple" xlink:href="https://github.com/anr-proteus/rosinstall/raw/master/simu-cycabtk.rosinstall"><text:span text:style-name="T9">https://github.com/anr-proteus/rosinstall/raw/master/simu-cycabtk.rosinstall</text:span></text:a></text:p>
        </text:list-item>
        <text:list-item>
          <text:p text:style-name="P33"><text:a xlink:type="simple" xlink:href="https://github.com/anr-proteus/rosinstall/raw/master/simu-vle.rosinstall"><text:span text:style-name="T9">https://github.com/anr-proteus/rosinstall/raw/master/simu-vle.rosinstall</text:span></text:a></text:p>
        </text:list-item>
        <text:list-item>
          <text:p text:style-name="P33"><text:a xlink:type="simple" xlink:href="https://github.com/anr-proteus/rosinstall/raw/master/mw-orocos.rosinstall"><text:span text:style-name="T9">https://github.com/anr-proteus/rosinstall/raw/master/mw-orocos.rosinstall</text:span></text:a></text:p>
        </text:list-item>
        <text:list-item>
          <text:p text:style-name="P33"><text:a xlink:type="simple" xlink:href="https://github.com/anr-proteus/rosinstall/raw/master/mw-aroccam.rosinstall"><text:span text:style-name="T9">https://github.com/anr-proteus/rosinstall/raw/master/mw-aroccam.rosinstall</text:span></text:a></text:p>
        </text:list-item>
        <text:list-item>
          <text:p text:style-name="P33"><text:a xlink:type="simple" xlink:href="https://github.com/anr-proteus/rosinstall/raw/master/mw-urbiscript.rosinstall"><text:span text:style-name="T9">https://github.com/anr-proteus/rosinstall/raw/master/mw-urbiscript.rosinstall</text:span></text:a></text:p>
        </text:list-item>
        <text:list-item>
          <text:p text:style-name="P33"><text:a xlink:type="simple" xlink:href="https://github.com/anr-proteus/rosinstall/raw/master/proteus-full.rosinstall"><text:span text:style-name="T9">https://github.com/anr-proteus/rosinstall/raw/master/proteus-full.rosinstall</text:span></text:a></text:p>
        </text:list-item>
      </text:list>
      <text:p text:style-name="P10"/>
      <text:p text:style-name="P16">3°) Dernière étape : résolution des dépendances</text:p>
      <text:p text:style-name="P12"/>
      <text:p text:style-name="P12"><text:span text:style-name="T37">Cette dernière étape va résoudre les dépendances, c'est-à-dire installer les logiciels dépendants de ce que vous aviez demandé avec la commande rosinstall. Ces logiciels sont contenus dans ce qu'on appelle </text:span><text:span text:style-name="Strong_20_Emphasis"><text:span text:style-name="T39">des paquets debian</text:span></text:span><text:span text:style-name="T37"> stockés dans </text:span><text:span text:style-name="T40">le</text:span><text:span text:style-name="T37"> </text:span><text:span text:style-name="T38">dépôt </text:span><text:span text:style-name="T40">Proteus</text:span><text:span text:style-name="T38">.</text:span><text:span text:style-name="T37"> Un paquet debian est une archive contenant tous les fichiers nécessaires à l'installation et à la configuration du logiciel. Pour les installer, il suffit de :</text:span></text:p>
      <text:list xml:id="list1355633232" text:style-name="L4">
        <text:list-item>
          <text:p text:style-name="P34"><text:span text:style-name="T41">se déplacer dans </text:span>le répertoire proteus-base :</text:p>
        </text:list-item>
      </text:list>
      <text:p text:style-name="P13">cd proteus-base</text:p>
      <text:list xml:id="list1739532205" text:style-name="L5">
        <text:list-item>
          <text:p text:style-name="P35">lancer le script de résolution des dépendances :</text:p>
        </text:list-item>
      </text:list>
      <text:p text:style-name="P13">source installation.sh</text:p>
      <text:p text:style-name="P13"/>
      <text:p text:style-name="P22">Les logiciels seront alors installés dans le système d'exploitation de la machine, la durée de cette dernière étape peut varier en fonction de ce qui est installé.</text:p>
      <text:p text:style-name="P8"/>
      <text:p text:style-name="P9"><text:span text:style-name="T31">Une fois cette étape </text:span><text:span text:style-name="T32">achevée</text:span><text:span text:style-name="T31">, les outils que vous souhaitiez sont donc installés et prêt a l'emploi.</text:span></text:p>
      <text:p text:style-name="P8"/>
      <text:p text:style-name="P23">Liste des logiciels disponibles</text:p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/>
            <text:list xml:id="list905878546" text:style-name="L6">
              <text:list-item>
                <text:p text:style-name="P37">blender</text:p>
              </text:list-item>
              <text:list-item>
                <text:p text:style-name="P37">bullet</text:p>
              </text:list-item>
              <text:list-item>
                <text:p text:style-name="P37">cycabtk-applications</text:p>
              </text:list-item>
              <text:list-item>
                <text:p text:style-name="P37">cycabtk-simulator</text:p>
              </text:list-item>
              <text:list-item>
                <text:p text:style-name="P37">cycabtk-structures-dev</text:p>
              </text:list-item>
              <text:list-item>
                <text:p text:style-name="P37">cycabtk-utils</text:p>
              </text:list-item>
              <text:list-item>
                <text:p text:style-name="P37">cycabtk-webplugins</text:p>
              </text:list-item>
              <text:list-item>
                <text:p text:style-name="P37">eclipse-papyrus</text:p>
              </text:list-item>
              <text:list-item>
                <text:p text:style-name="P37">hugr</text:p>
              </text:list-item>
              <text:list-item>
                <text:p text:style-name="P37">hugr-iplimage</text:p>
              </text:list-item>
              <text:list-item>
                <text:p text:style-name="P37">hugroscope</text:p>
              </text:list-item>
              <text:list-item>
                <text:p text:style-name="P37">inria-ra-outdoor</text:p>
              </text:list-item>
            </text:list>
            <text:list xml:id="list513270977" text:style-name="L7">
              <text:list-header>
                <text:p text:style-name="P39"/>
              </text:list-header>
            </text:list>
          </table:table-cell>
          <table:table-cell table:style-name="Tableau1.B1" office:value-type="string">
            <text:list xml:id="list1123553502" text:continue-numbering="true" text:style-name="L7">
              <text:list-header>
                <text:p text:style-name="P38"/>
              </text:list-header>
              <text:list-item>
                <text:p text:style-name="P38">mgengine</text:p>
              </text:list-item>
              <text:list-item>
                <text:p text:style-name="P38">mgengine-doc</text:p>
              </text:list-item>
              <text:list-item>
                <text:p text:style-name="P38">mgengine-dev</text:p>
              </text:list-item>
              <text:list-item>
                <text:p text:style-name="P38">openrobots-morse</text:p>
              </text:list-item>
              <text:list-item>
                <text:p text:style-name="P38">pavin</text:p>
              </text:list-item>
              <text:list-item>
                <text:p text:style-name="P38">protege</text:p>
              </text:list-item>
              <text:list-item>
                <text:p text:style-name="P38">proteus-cycabtk</text:p>
              </text:list-item>
              <text:list-item>
                <text:p text:style-name="P38">proteusdoc</text:p>
              </text:list-item>
              <text:list-item>
                <text:p text:style-name="P38">pyyaml</text:p>
              </text:list-item>
              <text:list-item>
                <text:p text:style-name="P38">tom</text:p>
              </text:list-item>
              <text:list-item>
                <text:p text:style-name="P38">urbi</text:p>
              </text:list-item>
              <text:list-item>
                <text:p text:style-name="P36">vle</text:p>
                <text:p text:style-name="P39"/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</meta:initial-creator>
    <meta:creation-date>2011-05-24T15:10:32</meta:creation-date>
    <dc:date>2011-06-08T10:12:25</dc:date>
    <dc:creator>clement </dc:creator>
    <meta:editing-duration>PT02H04M06S</meta:editing-duration>
    <meta:editing-cycles>37</meta:editing-cycles>
    <meta:generator>OpenOffice.org/3.2$Linux OpenOffice.org_project/320m19$Build-9505</meta:generator>
    <meta:document-statistic meta:table-count="1" meta:image-count="0" meta:object-count="0" meta:page-count="2" meta:paragraph-count="70" meta:word-count="564" meta:character-count="4382"/>
  </office:meta>
</office:document-meta>
</file>